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DENAS SILVA, VICENT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95312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SIAS RUIZ, HUG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4437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ARDENAS SILVA, VICENTE</text:p>
          </table:table-cell>
          <table:covered-table-cell/>
          <table:covered-table-cell/>
          <table:table-cell table:style-name="Tabla1.E3" table:number-columns-spanned="2" office:value-type="string">
            <text:p text:style-name="P9">DNI:95312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31.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525.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25.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0:56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